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ora" svg:font-family="Lora, serif"/>
    <style:font-face style:name="Noto Sans" svg:font-family="'Noto Sans', Verdana, sans-serif"/>
    <style:font-face style:name="Times New Roman" svg:font-family="'Times New Roman'"/>
    <style:font-face style:name="sans-serif" svg:font-family="sans-serif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officeooo:paragraph-rsid="000864bf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fo:font-size="14pt" officeooo:paragraph-rsid="000864bf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officeooo:rsid="000da147" officeooo:paragraph-rsid="00116153" style:font-size-asian="14pt" style:font-size-complex="14pt"/>
    </style:style>
    <style:style style:name="P5" style:family="paragraph" style:parent-style-name="Standard">
      <style:text-properties fo:font-variant="normal" fo:text-transform="none" fo:color="#000000" style:font-name="Liberation Serif" fo:font-size="14pt" fo:letter-spacing="normal" fo:font-style="normal" fo:font-weight="normal" officeooo:rsid="004cc501" officeooo:paragraph-rsid="0012f576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17051d" officeooo:paragraph-rsid="0017051d" style:font-size-asian="14pt" style:font-weight-asian="normal" style:font-size-complex="14pt" style:font-weight-complex="normal"/>
    </style:style>
    <style:style style:name="P7" style:family="paragraph" style:parent-style-name="Standard" style:list-style-name="L2">
      <style:paragraph-properties fo:text-align="justify" style:justify-single-word="false"/>
      <style:text-properties style:font-name="Liberation Serif" fo:font-size="14pt" fo:font-weight="normal" officeooo:rsid="00181f74" officeooo:paragraph-rsid="00181f74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181f74" officeooo:paragraph-rsid="00181f74" style:font-size-asian="14pt" style:font-weight-asian="normal" style:font-size-complex="14pt" style:font-weight-complex="normal"/>
    </style:style>
    <style:style style:name="P9" style:family="paragraph" style:parent-style-name="Standard" style:list-style-name="L3">
      <style:paragraph-properties fo:text-align="justify" style:justify-single-word="false"/>
      <style:text-properties style:font-name="Liberation Serif" fo:font-size="14pt" fo:font-weight="normal" officeooo:rsid="0019ce50" officeooo:paragraph-rsid="0019ce50" style:font-size-asian="14pt" style:font-weight-asian="normal" style:font-size-complex="14pt" style:font-weight-complex="normal"/>
    </style:style>
    <style:style style:name="P10" style:family="paragraph" style:parent-style-name="Standard" style:list-style-name="L3">
      <style:paragraph-properties fo:text-align="justify" style:justify-single-word="false"/>
      <style:text-properties style:font-name="Liberation Serif" fo:font-size="14pt" fo:font-weight="normal" officeooo:rsid="0019cf5c" officeooo:paragraph-rsid="0019cf5c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19cf5c" officeooo:paragraph-rsid="0019cf5c" style:font-size-asian="14pt" style:font-weight-asian="normal" style:font-size-complex="14pt" style:font-weight-complex="normal"/>
    </style:style>
    <style:style style:name="P12" style:family="paragraph" style:parent-style-name="Standard">
      <style:text-properties style:font-name="Liberation Serif" fo:font-size="15pt" style:font-size-asian="15pt" style:font-size-complex="15pt"/>
    </style:style>
    <style:style style:name="P13" style:family="paragraph" style:parent-style-name="Standard">
      <style:paragraph-properties fo:text-align="justify" style:justify-single-word="false"/>
      <style:text-properties style:font-name="Liberation Serif" fo:font-size="15pt" officeooo:paragraph-rsid="000864bf" style:font-size-asian="15pt" style:font-size-complex="15pt"/>
    </style:style>
    <style:style style:name="P14" style:family="paragraph" style:parent-style-name="Standard">
      <style:paragraph-properties fo:text-align="justify" style:justify-single-word="false"/>
      <style:text-properties style:font-name="Liberation Serif" fo:font-size="15pt" officeooo:rsid="000da147" officeooo:paragraph-rsid="000f78ac" style:font-size-asian="15pt" style:font-size-complex="15pt"/>
    </style:style>
    <style:style style:name="P15" style:family="paragraph" style:parent-style-name="Standard">
      <style:paragraph-properties fo:text-align="justify" style:justify-single-word="false"/>
      <style:text-properties style:font-name="Liberation Serif" fo:font-size="15pt" officeooo:rsid="000da147" officeooo:paragraph-rsid="00109988" style:font-size-asian="15pt" style:font-size-complex="15pt"/>
    </style:style>
    <style:style style:name="P16" style:family="paragraph" style:parent-style-name="Standard">
      <style:paragraph-properties fo:text-align="justify" style:justify-single-word="false"/>
      <style:text-properties style:font-name="Liberation Serif" fo:font-size="15pt" officeooo:rsid="000da147" officeooo:paragraph-rsid="00116153" style:font-size-asian="15pt" style:font-size-complex="15pt"/>
    </style:style>
    <style:style style:name="P17" style:family="paragraph" style:parent-style-name="Standard">
      <style:text-properties fo:font-size="15pt" style:font-size-asian="15pt" style:font-size-complex="15pt"/>
    </style:style>
    <style:style style:name="P18" style:family="paragraph" style:parent-style-name="Standard" style:master-page-name="Converted2">
      <style:paragraph-properties fo:margin-top="0cm" fo:margin-bottom="0.353cm" loext:contextual-spacing="false" fo:line-height="115%" fo:text-align="center" style:justify-single-word="false" style:page-number="auto"/>
      <style:text-properties fo:font-size="14pt" officeooo:paragraph-rsid="000864bf" style:font-size-asian="14pt" style:font-size-complex="14pt"/>
    </style:style>
    <style:style style:name="P19" style:family="paragraph" style:parent-style-name="Standard">
      <style:paragraph-properties fo:text-align="justify" style:justify-single-word="false" fo:break-before="page"/>
      <style:text-properties fo:font-size="14pt" officeooo:paragraph-rsid="000864bf" style:font-size-asian="14pt" style:font-size-complex="14pt"/>
    </style:style>
    <style:style style:name="P20" style:family="paragraph" style:parent-style-name="Heading_20_2">
      <style:paragraph-properties fo:margin-left="0cm" fo:margin-right="0cm" fo:line-height="105%" fo:text-align="justify" style:justify-single-word="false" fo:text-indent="1.251cm" style:auto-text-indent="false"/>
      <style:text-properties fo:font-size="15pt" officeooo:paragraph-rsid="0014a7f3" style:font-size-asian="15pt" style:font-size-complex="15pt"/>
    </style:style>
    <style:style style:name="P21" style:family="paragraph" style:parent-style-name="Heading_20_1">
      <style:paragraph-properties fo:text-align="center" style:justify-single-word="false" fo:break-before="page"/>
      <style:text-properties fo:font-size="15pt" officeooo:paragraph-rsid="0017051d" style:font-size-asian="15pt" style:font-size-complex="15pt"/>
    </style:style>
    <style:style style:name="P22" style:family="paragraph" style:parent-style-name="Heading_20_1">
      <style:paragraph-properties fo:margin-left="0cm" fo:margin-right="0cm" fo:line-height="105%" fo:text-align="justify" style:justify-single-word="false" fo:text-indent="1.251cm" style:auto-text-indent="false" fo:break-before="page"/>
      <style:text-properties fo:font-size="15pt" officeooo:paragraph-rsid="00145631" style:font-size-asian="15pt" style:font-size-complex="15pt"/>
    </style:style>
    <style:style style:name="P23" style:family="paragraph" style:parent-style-name="Footer">
      <style:paragraph-properties fo:text-align="end" style:justify-single-word="false"/>
    </style:style>
    <style:style style:name="T1" style:family="text">
      <style:text-properties fo:language="en" fo:country="US" officeooo:rsid="0009f288"/>
    </style:style>
    <style:style style:name="T2" style:family="text">
      <style:text-properties fo:language="en" fo:country="US" officeooo:rsid="000bcaa9"/>
    </style:style>
    <style:style style:name="T3" style:family="text">
      <style:text-properties fo:color="#ce181e"/>
    </style:style>
    <style:style style:name="T4" style:family="text">
      <style:text-properties fo:color="#ce181e" officeooo:rsid="000864bf"/>
    </style:style>
    <style:style style:name="T5" style:family="text">
      <style:text-properties officeooo:rsid="000864bf"/>
    </style:style>
    <style:style style:name="T6" style:family="text">
      <style:text-properties officeooo:rsid="0009f288"/>
    </style:style>
    <style:style style:name="T7" style:family="text">
      <style:text-properties officeooo:rsid="000c5324"/>
    </style:style>
    <style:style style:name="T8" style:family="text">
      <style:text-properties fo:font-variant="normal" fo:text-transform="none" fo:color="#000000" fo:letter-spacing="normal" fo:font-style="normal" fo:font-weight="normal" officeooo:rsid="002bc0bf" style:font-style-asian="normal" style:font-weight-asian="normal" style:font-style-complex="normal" style:font-weight-complex="normal"/>
    </style:style>
    <style:style style:name="T9" style:family="text">
      <style:text-properties fo:font-variant="normal" fo:text-transform="none" fo:color="#000000" fo:letter-spacing="normal" fo:font-style="normal" fo:font-weight="normal" officeooo:rsid="00109988" style:font-style-asian="normal" style:font-weight-asian="normal" style:font-style-complex="normal" style:font-weight-complex="normal"/>
    </style:style>
    <style:style style:name="T10" style:family="text">
      <style:text-properties fo:font-variant="normal" fo:text-transform="none" fo:color="#000000" fo:letter-spacing="normal" fo:font-style="normal" fo:font-weight="normal" officeooo:rsid="00116153" style:font-style-asian="normal" style:font-weight-asian="normal" style:font-style-complex="normal" style:font-weight-complex="normal"/>
    </style:style>
    <style:style style:name="T11" style:family="text">
      <style:text-properties fo:font-variant="normal" fo:text-transform="none" fo:color="#000000" style:font-name="Liberation Serif" fo:font-size="15pt" fo:letter-spacing="normal" fo:font-style="normal" fo:font-weight="normal" officeooo:rsid="00116153" style:font-size-asian="15pt" style:font-style-asian="normal" style:font-weight-asian="normal" style:font-size-complex="15pt" style:font-style-complex="normal" style:font-weight-complex="normal"/>
    </style:style>
    <style:style style:name="T12" style:family="text">
      <style:text-properties fo:font-variant="normal" fo:text-transform="none" fo:color="#000000" style:font-name="Liberation Serif" fo:font-size="15pt" fo:letter-spacing="normal" fo:font-style="normal" style:text-underline-style="none" fo:font-weight="normal" officeooo:rsid="00116153" fo:background-color="#ffffff" loext:char-shading-value="0" style:font-size-asian="15pt" style:font-style-asian="normal" style:font-weight-asian="normal" style:font-size-complex="15pt" style:font-style-complex="normal" style:font-weight-complex="normal"/>
    </style:style>
    <style:style style:name="T13" style:family="text">
      <style:text-properties fo:font-variant="normal" fo:text-transform="none" fo:letter-spacing="normal" fo:font-style="normal" style:text-underline-style="none" officeooo:rsid="0073cb72" fo:background-color="#ffffff" loext:char-shading-value="0" style:font-style-asian="normal" style:font-weight-asian="normal" style:font-style-complex="normal" style:font-weight-complex="normal"/>
    </style:style>
    <style:style style:name="T14" style:family="text">
      <style:text-properties fo:font-variant="normal" fo:text-transform="none" fo:letter-spacing="normal" fo:font-style="normal" style:text-underline-style="none" officeooo:rsid="0012c40f" fo:background-color="#ffffff" loext:char-shading-value="0" style:font-style-asian="normal" style:font-weight-asian="normal" style:font-style-complex="normal" style:font-weight-complex="normal"/>
    </style:style>
    <style:style style:name="T15" style:family="text">
      <style:text-properties fo:font-variant="normal" fo:text-transform="none" fo:color="#313131" fo:letter-spacing="normal" fo:font-style="normal"/>
    </style:style>
    <style:style style:name="T16" style:family="text">
      <style:text-properties fo:font-variant="normal" fo:text-transform="none" fo:color="#313131" fo:letter-spacing="normal" fo:font-style="normal" officeooo:rsid="00181f74"/>
    </style:style>
    <style:style style:name="T17" style:family="text">
      <style:text-properties fo:font-variant="normal" fo:text-transform="none" fo:color="#313131" fo:letter-spacing="normal" fo:font-style="normal" officeooo:rsid="0019cf5c"/>
    </style:style>
    <style:style style:name="T18" style:family="text">
      <style:text-properties officeooo:rsid="0012c40f"/>
    </style:style>
    <style:style style:name="T19" style:family="text">
      <style:text-properties style:font-name="Liberation Serif" style:text-underline-style="none" officeooo:rsid="0012f576" fo:background-color="#ffffff" loext:char-shading-value="0"/>
    </style:style>
    <style:style style:name="T20" style:family="text">
      <style:text-properties style:font-name="Liberation Serif" style:text-underline-style="none" officeooo:rsid="00137d95" fo:background-color="#ffffff" loext:char-shading-value="0"/>
    </style:style>
    <style:style style:name="T21" style:family="text">
      <style:text-properties style:font-name="Liberation Serif" fo:font-size="15pt" style:font-size-asian="15pt" style:font-size-complex="15pt"/>
    </style:style>
    <style:style style:name="T22" style:family="text">
      <style:text-properties style:font-name="Liberation Serif" fo:font-size="15pt" officeooo:rsid="0012f576" style:font-size-asian="15pt" style:font-size-complex="15pt"/>
    </style:style>
    <style:style style:name="T23" style:family="text">
      <style:text-properties style:font-name="Liberation Serif" fo:font-size="15pt" style:text-underline-style="none" officeooo:rsid="0012f576" fo:background-color="#ffffff" loext:char-shading-value="0" style:font-size-asian="15pt" style:font-size-complex="15pt"/>
    </style:style>
    <style:style style:name="T24" style:family="text">
      <style:text-properties style:font-name="Liberation Serif" fo:font-size="14pt" style:text-underline-style="none" fo:font-weight="normal" officeooo:rsid="00137d95" fo:background-color="#ffffff" loext:char-shading-value="0" style:font-size-asian="14pt" style:font-weight-asian="normal" style:font-size-complex="14pt"/>
    </style:style>
    <style:style style:name="T25" style:family="text">
      <style:text-properties style:use-window-font-color="true" style:font-name="Times New Roman1" fo:font-size="14pt" style:text-underline-style="none" fo:font-weight="normal" officeooo:rsid="00137d95" fo:background-color="#ffffff" loext:char-shading-value="0" style:font-size-asian="14pt" style:font-weight-asian="normal" style:font-name-complex="Times New Roman2" style:font-size-complex="14pt"/>
    </style:style>
    <style:style style:name="T26" style:family="text">
      <style:text-properties style:use-window-font-color="true" style:font-name="Times New Roman1" fo:font-size="14pt" style:text-underline-style="none" fo:font-weight="normal" fo:background-color="#ffffff" loext:char-shading-value="0" style:font-size-asian="14pt" style:font-weight-asian="normal" style:font-name-complex="Times New Roman2" style:font-size-complex="14pt"/>
    </style:style>
    <style:style style:name="T27" style:family="text">
      <style:text-properties style:use-window-font-color="true" style:font-name="Times New Roman1" fo:font-size="14pt" style:text-underline-style="none" fo:font-weight="normal" officeooo:rsid="0014a7f3" fo:background-color="#ffffff" loext:char-shading-value="0" style:font-size-asian="14pt" style:font-weight-asian="normal" style:font-name-complex="Times New Roman2" style:font-size-complex="14pt"/>
    </style:style>
    <style:style style:name="T28" style:family="text">
      <style:text-properties style:use-window-font-color="true" style:font-name="Times New Roman1" fo:font-size="14pt" style:text-underline-style="none" fo:font-weight="normal" officeooo:rsid="0014f2ee" fo:background-color="#ffffff" loext:char-shading-value="0" style:font-size-asian="14pt" style:font-weight-asian="normal" style:font-name-complex="Times New Roman2" style:font-size-complex="14pt"/>
    </style:style>
    <style:style style:name="T29" style:family="text">
      <style:text-properties officeooo:rsid="00181f7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РЕФЕРАТ</text:p>
      <text:p text:style-name="P3">Дипломный проект предоставлен следующим образом. Электронные носители: <text:span text:style-name="T3">1 компакт-диск </text:span><text:span text:style-name="T4">???</text:span>. Чертежный материал: <text:span text:style-name="T4">N</text:span><text:span text:style-name="T3"> </text:span>листов формата <text:span text:style-name="T3">А1</text:span>. Пояснительная записка: <text:bookmark text:name="_GoBack"/><text:span text:style-name="T4">n</text:span> страниц, <text:span text:style-name="T4">n</text:span> рисунков, <text:span text:style-name="T4">n</text:span> таблицы, <text:span text:style-name="T4">n</text:span> литературных источников, <text:span text:style-name="T4">n</text:span> приложения.</text:p>
      <text:p text:style-name="P3">Ключевые слова: <text:span text:style-name="T5">back-end, api, сайт, фриланс</text:span>.</text:p>
      <text:p text:style-name="P3">Объектом исследования <text:span text:style-name="T6">и</text:span> разработки <text:span text:style-name="T6">являются сайты, позволяющие людям оказывать фриланс услуги</text:span>.</text:p>
      <text:p text:style-name="P3">Целью проекта является разработка программного средства, которое <text:span text:style-name="T6">представляет собой back-end для такого сайта</text:span>.</text:p>
      <text:p text:style-name="P3">При разработке программного средства была использована среда разработки <text:span text:style-name="T6">PyCharm</text:span>, фреймворк <text:span text:style-name="T1">Django</text:span>, библиотека <text:span text:style-name="T2">djangorestframework</text:span>.</text:p>
      <text:p text:style-name="P3">Областью практического применения программного средства явля<text:span text:style-name="T7">ется написание нового сайта для фриланс услуг. Данное программное средство представялет сосбой back-end для такого сайта, поэтому для полноценнной работы необходима еще и front-end часть.</text:span></text:p>
      <text:p text:style-name="P3">Разработанный программный продукт можно считать экономически эффективным, и он полностью оправдывает вложенные в него средства.</text:p>
      <text:p text:style-name="P3">Дипломный проект является завершенным, поставленная задача решена в полной мере, присутствует возможность дальнейшего развития программы и увеличение её функционала.</text:p>
      <text:p text:style-name="P19"/>
      <text:p text:style-name="P2">УСЛОВНЫЕ СОКРАЩЕНИЯ</text:p>
      <text:p text:style-name="P2"/>
      <text:p text:style-name="P13"><text:tab/>API (Application Programing Interface) – интерфейс программирования приложений</text:p>
      <text:p text:style-name="P14"><text:tab/>Email (electronic mail) - <text:s/>технология и служба по пересылке и получению электронных сообщений (электронная почта)</text:p>
      <text:p text:style-name="P15"><text:span text:style-name="T8"><text:tab/>REST </text:span><text:span text:style-name="T9">(Representational State Transfer) - <text:s/>архитектурный стиль взаимодействия компонентов распределённого приложения в сети.</text:span></text:p>
      <text:p text:style-name="P16"><text:span text:style-name="T9"><text:tab/>СУБД (Система управления базами данных) - <text:s/>совокупность программных и лингвистических средств общего или специального назначения, обеспечивающих управление созданием и использованием баз данных.</text:span></text:p>
      <text:p text:style-name="P16"><text:span text:style-name="T9"><text:tab/>SQL </text:span><text:span text:style-name="T10">(structured query language) - декларативный язык программирования, применяемый для создания, модификации и управления данными в реляционной базе данных, управляемой соответствующей системой управления базами данных.</text:span></text:p>
      <text:p text:style-name="P4"><text:span text:style-name="T11"><text:tab/>CRUD (create read update delete) - </text:span><text:span text:style-name="T12"><text:s/>акроним, обозначающий четыре базовые функции, используемые при работе с базами данных.</text:span></text:p>
      <text:p text:style-name="P12"><text:span text:style-name="T13"><text:tab/>HTTP </text:span><text:span text:style-name="T14">(HyperText Transfer Protocol) - протокол прикладного уровня передачи данных.</text:span></text:p>
      <text:p text:style-name="P12"><text:tab/>HTTPS <text:span text:style-name="T18">(HyperText Transfer Protocol Secure) - <text:s/>расширение протокола HTTP для поддержки шифрования в целях повышения безопасности. </text:span></text:p>
      <text:p text:style-name="P5"><text:span text:style-name="T21"><text:tab/>JSON </text:span><text:span text:style-name="T22">(JavaScript Object Notation) - </text:span><text:span text:style-name="T23">текстовый формат обмена данными, основанный на JavaScript.</text:span></text:p>
      <text:p text:style-name="P17"><text:span text:style-name="T19"><text:tab/>URL </text:span><text:span text:style-name="T20">(Uniform Resource Locator) - <text:s/>система унифицированных адресов электронных ресурсов, или единообразный определитель местонахождения ресурса.</text:span></text:p>
      <text:h text:style-name="P21" text:outline-level="1"><text:span text:style-name="T24">ВВЕДЕНИЕ</text:span></text:h>
      <text:p text:style-name="P6"><text:tab/>С каждым годом все больше людей предпочитают удаленную работу. Хотя <text:span text:style-name="T29">фриланс</text:span><text:span text:style-name="T15"> у многих людей вызывает противоречивые чувства. Для одних — это сидеть на красивом пляже с ноутбуком на коленях и бокалом чего-нибудь в одной руке, для других — нестабильность и отсутствие фиксированного заработка. </text:span><text:span text:style-name="T16">На данный момент он наиболее популярен в таких сферах, как дизайн, копирайтинг, верстка сайтов, создание мобильных приложений и так далее. Основными минусами такого рода занятий являются:</text:span></text:p>
      <text:list xml:id="list296885551" text:style-name="L2">
        <text:list-item>
          <text:p text:style-name="P7"><text:span text:style-name="T15">Отсутствие соцпакета. У данной группы людей отсутствуют больничные, пенсионнное обеспечение, а так же многие льготы, которые предоставляют компании своим сотрудникам</text:span></text:p>
        </text:list-item>
        <text:list-item>
          <text:p text:style-name="P7"><text:span text:style-name="T15">Нестабильность заработка. Это особенно чувствуется начинающим фрилансерам, у которых нет постоянной клиентской базы. Так же прибыль сильно зависит не только от самого фрилансера, но и от окружющей ситуации в целом.</text:span></text:p>
        </text:list-item>
        <text:list-item>
          <text:p text:style-name="P7"><text:span text:style-name="T15">Необходимость самому планировать и организовывать свое рабочее место и время.</text:span></text:p>
        </text:list-item>
        <text:list-item>
          <text:p text:style-name="P7"><text:span text:style-name="T15">Иногда возникает недостаток коммуникации</text:span></text:p>
        </text:list-item>
      </text:list>
      <text:p text:style-name="P8"><text:span text:style-name="T15">Несмотря, на существенный список минусов, положительных моментов у такой работы тоже достаточно. Например:</text:span></text:p>
      <text:list xml:id="list427751491" text:style-name="L3">
        <text:list-item>
          <text:p text:style-name="P9"><text:span text:style-name="T15">Возможность самому выбирать удобные часы работы. Это особенно важно для людей, имеющих какое-то специфическое хобби, которым необходимо заниматься во время, обычно соответствующие рабочему</text:span></text:p>
        </text:list-item>
        <text:list-item>
          <text:p text:style-name="P9"><text:span text:style-name="T15">Нет необходимости поездок в офис. Это не только позволяет экономить время, но так же и деньги на проезд, а еще не загрязнять лишний раз окружающую среду тем людям, которые привыкли ездить в офис на автомобиле</text:span></text:p>
        </text:list-item>
        <text:list-item>
          <text:p text:style-name="P9"><text:span text:style-name="T15">Возможность создать комфортные условия для работы. Каждый человек </text:span><text:span text:style-name="T17">представляет удобное рабочее место по-разному: для одних это полная тишина, а другие предпочитают фоновые звуки, кто-то работает сидя, а кто-то стоя и так далее. Очевидно, что офис комфортным обсолютно для всех сотрудников сделать невозможно</text:span></text:p>
        </text:list-item>
        <text:list-item>
          <text:p text:style-name="P10"><text:span text:style-name="T15">Возможность самостоятельно менять прибыль. Хотя прибытъль и непостоянная каждый месяц, однако фрилансер сам контролирует количество проектов, которые он выполняет и может взять их больше обычного, в случае необходимости.</text:span></text:p>
        </text:list-item>
        <text:list-item>
          <text:p text:style-name="P10"><text:span text:style-name="T15">Возможность выбирать интересные задания.</text:span></text:p>
        </text:list-item>
      </text:list>
      <text:p text:style-name="P11"><text:span text:style-name="T15">Таким образом, фриланс достаточно популярный вид заработка, а значит, что и сайт для поиска таких услуг будет иметь достаточно много клиентов.</text:span></text:p>
      <text:h text:style-name="P22" text:outline-level="1"><text:span text:style-name="T24">ТЕХНИКО-ЭКОНОМИЧЕСКОЕ ОБОСНОВАНИЕ ЭФФЕКТИВНОСТИ РАЗРАБОТКИ И РЕАЛИЗАЦИИ ПРОГРАММНОГО СРЕДСТВА ТЕСТИРОВАНИЯ НАДЕЖНОСТИ СЕТЕВЫХ РЕСУРСОВ</text:span></text:h>
      <text:h text:style-name="P20" text:outline-level="2"><text:span text:style-name="T25">Характеристика программного продукта</text:span></text:h>
      <text:h text:style-name="P20" text:outline-level="2"><text:span text:style-name="T25"/></text:h>
      <text:p text:style-name="Standard"><text:span text:style-name="T25"><text:tab/>В </text:span><text:span text:style-name="T26">двадцать первом люди </text:span><text:span text:style-name="T27">все чаще предпочитают работать не по строгому графику из офиса, а по удобному им в комфорте собственного дома. Следствие этого желания стал</text:span><text:span text:style-name="T28">а растущая популярность фриланса. Еще больше людей заинтересовала такая возможность в период пандемии COVID-19, так как она позволяла и заказчикам, и исполнителям избежать излишних личных встреч.</text:span></text:p>
      <text:p text:style-name="Standard"><text:span text:style-name="T28"><text:tab/>Данный продукт разрабатывался для продажи конкретному человеку, который с помощью него создаст сайт для фриланс услуг. Важной его особенностью является возможность дальнейшего расширения, а так же простая интеграция с front-end частью благодаря использованию AP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ora" svg:font-family="Lora, serif"/>
    <style:font-face style:name="Noto Sans" svg:font-family="'Noto Sans', Verdana, sans-serif"/>
    <style:font-face style:name="Times New Roman" svg:font-family="'Times New Roman'"/>
    <style:font-face style:name="sans-serif" svg:font-family="sans-serif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style:use-window-font-color="true" style:font-name-asian="Calibri" style:font-family-asian="Calibri" style:font-family-generic-asian="system" style:font-pitch-asian="variable" style:language-asian="en" style:country-asian="US" style:font-size-complex="11pt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94cm" fo:margin-bottom="0.494cm" loext:contextual-spacing="false"/>
      <style:text-properties style:use-window-font-color="true" fo:font-size="24pt" fo:font-weight="bold" style:letter-kerning="true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.701cm" fo:margin-left="3cm" fo:margin-right="1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1.499cm" fo:margin-left="3cm" fo:margin-right="1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01cm" fo:margin-left="0cm" fo:margin-right="0cm" fo:margin-top="1.102cm" style:dynamic-spacing="true"/>
      </style:footer-style>
    </style:page-layout>
  </office:automatic-styles>
  <office:master-styles>
    <style:master-page style:name="Standard" style:page-layout-name="Mpm1"/>
    <style:master-page style:name="Converted2" style:page-layout-name="Mpm2" style:next-style-name="Converted1"/>
    <style:master-page style:name="Converted1" style:page-layout-name="Mpm3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6T10:35:16.425866052</meta:creation-date>
    <meta:generator>LibreOffice/6.0.7.3$Linux_X86_64 LibreOffice_project/00m0$Build-3</meta:generator>
    <dc:date>2021-03-17T09:30:37.613512917</dc:date>
    <meta:editing-duration>PT49M34S</meta:editing-duration>
    <meta:editing-cycles>6</meta:editing-cycles>
    <meta:document-statistic meta:table-count="0" meta:image-count="0" meta:object-count="0" meta:page-count="4" meta:paragraph-count="39" meta:word-count="700" meta:character-count="5476" meta:non-whitespace-character-count="4801"/>
  </office:meta>
</office:document-meta>
</file>